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I" text:start-value="500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4">KDE ESPAÑ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, D. Aleix Pol, en calidad de secretario de la Asociación “KDE España”, con número de registro 593367 en el Registro Nacional de Asociaciones.</text:p>
      <text:p text:style-name="Standard"/>
      <text:p text:style-name="Standard">CERTIFICO que:</text:p>
      <text:p text:style-name="P1"/>
      <text:list xml:id="list2113953649" text:style-name="L1">
        <text:list-header>
          <text:p text:style-name="P2">D. <text:span text:style-name="T1">(Asistente)</text:span><text:span text:style-name="T2">, con DNI </text:span><text:span text:style-name="T1">(DNI ASISTENTE)</text:span><text:span text:style-name="T2">, asistió al evento Akademy-es 2010 celebrado los días 7, 8 y 9 Mayo de 2010 en la Universidad del País Vasco organizado por ITSAS y KDE España.</text:span></text:p>
          <text:p text:style-name="P3"/>
        </text:list-header>
      </text:list>
      <text:p text:style-name="Standard">Y para que así conste a petición del interesado firmo el presente certificado.</text:p>
      <text:p text:style-name="Standard"/>
      <text:p text:style-name="Standard">En Bilbao, a 9 de Mayo de 2010</text:p>
      <text:p text:style-name="Standard"/>
      <text:p text:style-name="Standard"/>
      <text:p text:style-name="Standard"/>
      <text:p text:style-name="Standard"/>
      <text:p text:style-name="Standard">Aleix Pol Gonzàlez<text:tab/><text:tab/><text:tab/><text:tab/><text:tab/><text:tab/>V.P. Albert Astals Cid</text:p>
      <text:p text:style-name="Standard">Secretario de KDE España<text:tab/><text:tab/><text:tab/><text:tab/><text:tab/>Presidente de KDE Españ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Chema Casanova Crespo</meta:initial-creator>
    <meta:creation-date>2008-11-23T11:20:35</meta:creation-date>
    <dc:date>2010-05-08T12:06:45</dc:date>
    <meta:editing-cycles>15</meta:editing-cycles>
    <meta:editing-duration>PT01H16M47S</meta:editing-duration>
    <meta:document-statistic meta:table-count="0" meta:image-count="0" meta:object-count="0" meta:page-count="1" meta:paragraph-count="8" meta:word-count="98" meta:character-count="558"/>
    <meta:user-defined meta:name="Información 1"/>
    <meta:user-defined meta:name="Información 2"/>
    <meta:user-defined meta:name="Información 3"/>
    <meta:user-defined meta:name="Información 4"/>
  </office:meta>
</office:document-meta>
</file>